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-name="Transparency_20_21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1cm" draw:shadow="hidden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path draw:style-name="gr1" draw:text-style-name="P1" draw:layer="layout" svg:width="12.499cm" svg:height="14.999cm" svg:x="2.6cm" svg:y="3.7cm" svg:viewBox="0 0 12500 15000" svg:d="m0 11707c0-3903 0-7804 0-11707 4026 2164 8263 3293 12500 3293 0 3903 0 7804 0 11707-4237 0-8474-1128-12500-3293z">
            <text:p/>
          </draw:path>
          <draw:g>
            <draw:path draw:style-name="gr2" draw:text-style-name="P1" draw:layer="measurelines" svg:width="0.318cm" svg:height="0.528cm" svg:x="3.6cm" svg:y="5.399cm" svg:viewBox="0 0 319 529" svg:d="m264 174 55 33v218c0 38-4 65-15 81s-27 25-51 23-58-14-96-39-69-50-92-80-40-57-50-87-15-65-15-105v-218l51 36v218c0 33 4 59 10 79s18 39 34 59 33 35 57 51c40 25 68 35 86 29s26-33 26-80z">
              <text:p/>
            </draw:path>
            <draw:path draw:style-name="gr2" draw:text-style-name="P1" draw:layer="measurelines" svg:width="0.265cm" svg:height="0.342cm" svg:x="3.985cm" svg:y="5.786cm" svg:viewBox="0 0 266 343" svg:d="m0 152 51 24c4 20 12 39 26 55s33 34 57 47 45 19 58 17 17-10 17-21-7-22-15-33c-9-9-27-23-58-46-40-30-67-53-82-67s-26-30-35-45-11-30-11-44c0-12 4-21 9-29s16-10 26-10c8 0 20 1 35 5s31 12 46 21c27 12 48 28 69 45s32 31 42 47 15 32 19 51l-56-22c-1-15-9-30-20-44s-29-26-50-38c-25-14-42-19-53-18s-15 8-15 17c0 6 1 11 7 18 3 8 10 16 20 25 5 4 22 17 47 37 39 30 66 52 82 66s28 27 37 41 13 32 13 48c0 15-5 25-17 34s-26 12-47 9-42-12-68-26c-40-22-73-47-92-74s-37-58-42-90z">
              <text:p/>
            </draw:path>
            <draw:path draw:style-name="gr2" draw:text-style-name="P1" draw:layer="measurelines" svg:width="0.271cm" svg:height="0.4cm" svg:x="4.315cm" svg:y="5.923cm" svg:viewBox="0 0 272 401" svg:d="m220 378v-41c-26 19-63 18-106-2-19-9-39-22-55-36-17-15-31-29-38-41s-14-28-18-43c-2-11-3-26-3-46v-169l56 28v152c0 24 2 41 4 50 4 14 12 27 24 38s23 25 42 32c15 7 32 12 47 12s25-6 30-16 10-24 10-47v-147l59 25v274z">
              <text:p/>
            </draw:path>
            <draw:path draw:style-name="gr2" draw:text-style-name="P1" draw:layer="measurelines" svg:width="0.319cm" svg:height="0.363cm" svg:x="4.655cm" svg:y="6.12cm" svg:viewBox="0 0 320 364" svg:d="m247 302c-23 6-42 7-64 4-19-1-41-6-62-16-41-16-69-35-89-59s-32-47-32-70c0-13 5-23 12-29s17-13 31-15 27 0 42 2c12 3 31 8 53 14 46 16 82 25 105 28 0-6 0-10 0-12 0-19-7-35-17-47-14-16-38-31-66-43-27-11-47-16-62-13s-22 10-28 28l-59-32c5-16 13-28 27-35s29-9 51-6 48 11 78 23 53 24 72 37 33 25 41 37 14 24 18 39c1 7 3 23 3 44v61c0 43 1 70 2 83s8 25 17 39l-60-23c-7-14-12-26-13-39zm-4-104c-22-3-54-10-97-21-23-9-40-12-50-13s-19 0-25 5-6 11-6 19c0 12 5 24 16 37s31 25 53 34 42 14 60 14 30-7 38-16c7-9 11-22 11-42z">
              <text:p/>
            </draw:path>
            <draw:path draw:style-name="gr2" draw:text-style-name="P1" draw:layer="measurelines" svg:width="0.186cm" svg:height="0.295cm" svg:x="5.044cm" svg:y="6.236cm" svg:viewBox="0 0 187 296" svg:d="m0 273v-273l51 20v42c14-15 27-22 39-25s23-1 37 5c19 6 41 17 60 35l-19 34c-15-8-29-18-44-24-12-4-25-4-33-2s-18 10-23 17c-6 14-10 31-10 51v143z">
              <text:p/>
            </draw:path>
            <draw:path draw:style-name="gr2" draw:text-style-name="P1" draw:layer="measurelines" svg:width="0.058cm" svg:height="0.396cm" svg:x="5.268cm" svg:y="6.214cm" svg:viewBox="0 0 59 397" svg:d="m0 53c0-17 0-35 0-53 21 6 41 13 59 20 0 17 0 35 0 53-18-6-38-14-59-20zm0 324c0-91 0-182 0-273 21 6 41 13 59 19 0 91 0 183 0 274-18-6-38-13-59-20z">
              <text:p/>
            </draw:path>
            <draw:path draw:style-name="gr2" draw:text-style-name="P1" draw:layer="measurelines" svg:width="0.319cm" svg:height="0.306cm" svg:x="5.394cm" svg:y="6.393cm" svg:viewBox="0 0 320 307" svg:d="m0 103c0-50 19-82 53-95 29-12 66-10 108 4 48 16 86 38 116 71s43 72 43 115c0 35-6 61-19 77s-32 27-58 31c-25 3-52 0-82-8-47-16-87-42-115-74s-46-74-46-121zm60 20c0 35 9 64 29 87s43 40 72 49 52 7 71-5 30-36 30-72c0-34-9-61-30-84s-42-39-71-48-54-8-72 3-29 35-29 70z">
              <text:p/>
            </draw:path>
          </draw:g>
        </draw:g>
        <draw:g>
          <draw:path draw:style-name="gr1" draw:text-style-name="P1" draw:layer="measurelines" svg:width="10.499cm" svg:height="10.499cm" svg:x="4cm" svg:y="7.5cm" svg:viewBox="0 0 10500 10500" svg:d="m0 8195c0-2732 0-5463 0-8195 3382 1515 6941 2305 10500 2305 0 2732 0 5463 0 8195-3559 0-7118-790-10500-2305z">
            <text:p/>
          </draw:path>
          <draw:g>
            <draw:path draw:style-name="gr2" draw:text-style-name="P1" draw:layer="measurelines" svg:width="0.328cm" svg:height="0.482cm" svg:x="4.807cm" svg:y="8.692cm" svg:viewBox="0 0 329 483" svg:d="m0 455v-455l161 81c29 13 51 25 66 35 21 15 39 31 54 48s26 37 35 60 13 45 13 68c0 38-12 66-35 82s-66 9-127-21l-110-55v185zm0-239 111 56c36 18 62 23 77 15s25-22 25-49c0-19-6-38-15-55s-20-32-35-44c-11-8-29-18-54-30l-109-55z">
              <text:p/>
            </draw:path>
            <draw:path draw:style-name="gr2" draw:text-style-name="P1" draw:layer="measurelines" svg:width="0.295cm" svg:height="0.418cm" svg:x="5.184cm" svg:y="9.041cm" svg:viewBox="0 0 296 419" svg:d="m228 350c-20 9-38 13-57 11s-39-6-60-16c-36-15-64-36-82-62s-29-54-29-81c0-16 3-30 11-39s17-16 28-20 25-3 40 0c10 2 26 6 48 13 44 14 76 22 97 23 0-8 1-12 1-14 0-23-6-41-16-55-14-19-34-34-62-46-24-12-44-14-56-11s-21 16-27 35l-54-30c5-22 13-37 23-46s28-14 49-11 45 8 73 20 48 25 65 39 31 28 39 42 14 28 17 45c2 10 3 28 3 53v74c0 52 1 85 4 100s6 30 13 45l-56-24c-6-14-10-29-12-45zm-3-126c-21 0-50-7-89-18-24-8-40-11-49-10s-16 2-21 8-8 13-8 22c0 15 6 29 17 45s27 27 49 36c21 9 39 13 56 11s27-9 36-22c5-10 8-28 8-53z">
              <text:p/>
            </draw:path>
            <draw:path draw:style-name="gr2" draw:text-style-name="P1" draw:layer="measurelines" svg:width="0.265cm" svg:height="0.437cm" svg:x="5.547cm" svg:y="9.158cm" svg:viewBox="0 0 266 438" svg:d="m0 330v-330l49 21v47c25-26 59-30 104-12 20 9 39 20 55 33s29 28 37 43 15 30 17 48c3 11 4 30 4 55v203l-56-22v-201c0-23-2-41-6-54s-12-24-23-35-24-20-39-26c-24-10-44-10-61-2s-25 34-25 76v180z">
              <text:p/>
            </draw:path>
            <draw:path draw:style-name="gr2" draw:text-style-name="P1" draw:layer="measurelines" svg:width="0.161cm" svg:height="0.467cm" svg:x="5.865cm" svg:y="9.208cm" svg:viewBox="0 0 162 468" svg:d="m155 417 7 51c-16-2-30-6-43-11-20-8-35-16-47-28-12-9-20-21-23-33s-8-35-8-69v-190l-41-16v-43l41 16v-82l58-12v115l56 22v43l-56-22v193c0 16 1 27 2 33s5 9 9 14 11 9 20 11c7 2 14 5 25 8z">
              <text:p/>
            </draw:path>
            <draw:path draw:style-name="gr2" draw:text-style-name="P1" draw:layer="measurelines" svg:width="0.304cm" svg:height="0.402cm" svg:x="6.058cm" svg:y="9.394cm" svg:viewBox="0 0 305 403" svg:d="m236 338c-20 11-40 16-59 17-20-1-41-4-63-12-37-13-66-33-85-56s-29-52-29-79c0-16 3-31 10-40s17-18 30-21 26-5 40-3c12 1 28 3 51 8 46 12 80 16 101 17 1-7 1-12 1-14 0-23-5-41-16-54-15-18-37-33-64-41-27-9-47-13-59-8s-22 17-27 38l-58-27c5-22 13-38 25-47s29-16 50-16 47 5 76 16c28 11 51 20 70 34s29 26 38 39 15 26 17 44c2 9 3 26 3 51v74c0 52 1 86 4 101s7 30 13 44l-56-19c-7-15-11-28-13-46zm-3-124c-21 1-52-3-93-13-23-5-40-7-50-7s-17 4-21 11-9 14-9 23c0 15 6 29 16 43s29 25 51 33 43 10 58 6 30-11 39-25c6-10 8-27 8-52z">
              <text:p/>
            </draw:path>
            <draw:path draw:style-name="gr2" draw:text-style-name="P1" draw:layer="measurelines" svg:width="0.057cm" svg:height="0.473cm" svg:x="6.43cm" svg:y="9.365cm" svg:viewBox="0 0 58 474" svg:d="m0 455c0-152 0-303 0-455 19 7 38 13 58 19 0 152 0 303 0 455-20-6-39-12-58-19z">
              <text:p/>
            </draw:path>
            <draw:path draw:style-name="gr2" draw:text-style-name="P1" draw:layer="measurelines" svg:width="0.054cm" svg:height="0.472cm" svg:x="6.573cm" svg:y="9.413cm" svg:viewBox="0 0 55 473" svg:d="m0 455c0-152 0-303 0-455 19 6 36 11 55 18 0 152 0 303 0 455-19-7-36-12-55-18z">
              <text:p/>
            </draw:path>
            <draw:path draw:style-name="gr2" draw:text-style-name="P1" draw:layer="measurelines" svg:width="0.304cm" svg:height="0.39cm" svg:x="6.695cm" svg:y="9.609cm" svg:viewBox="0 0 305 391" svg:d="m236 329c-19 13-40 19-60 19-18 2-39 0-61-7-37-12-66-29-85-52s-30-51-30-78c0-16 4-30 12-41s16-18 29-22 26-6 40-6c12 1 28 3 51 7 45 8 79 12 100 11 0-8 1-13 1-15 0-23-6-40-16-52-14-17-36-30-64-39-26-8-45-8-58-3s-22 18-28 39l-56-25c5-21 12-38 24-48s29-17 49-17 48 2 77 11 51 18 67 30 32 25 40 37 13 26 17 43c2 10 3 27 3 52v74c0 52 1 85 4 100s6 29 13 44l-58-17c-5-13-9-28-11-45zm-3-125c-20 3-52 0-93-6-23-5-39-6-49-4s-17 4-22 11-8 14-8 23c0 15 6 29 17 42s29 25 50 31c22 7 41 8 58 3s30-13 38-27c5-11 8-28 8-53z">
              <text:p/>
            </draw:path>
          </draw:g>
        </draw:g>
        <draw:g>
          <draw:g>
            <draw:path draw:style-name="gr1" draw:text-style-name="P1" draw:layer="measurelines" svg:width="8.499cm" svg:height="6.999cm" svg:x="5.5cm" svg:y="10.5cm" svg:viewBox="0 0 8500 7000" svg:d="m0 5463c0-1821 0-3642 0-5463 2738 1010 5619 1537 8500 1537 0 1821 0 3642 0 5463-2881 0-5762-527-8500-1537z">
              <text:p/>
            </draw:path>
          </draw:g>
          <draw:g>
            <draw:path draw:style-name="gr3" draw:text-style-name="P1" draw:layer="layout" svg:width="0.357cm" svg:height="0.502cm" draw:transform="skewX (-0.122696646415178) rotate (-0.123394778117162) translate (6.4cm 11.714cm)" svg:viewBox="0 0 358 503" svg:d="m0 452v-452l149 40c33 9 60 17 77 27 24 12 46 27 63 47 24 26 41 56 52 91s17 70 17 111c0 35-4 64-12 88s-17 45-29 59-25 24-39 31-32 9-53 9-42-3-68-10zm-99-79 91 24c30 8 52 10 68 9s29-6 38-14c14-10 25-27 33-49s11-50 11-84c0-47-8-85-23-114s-32-51-54-65c-15-10-39-19-74-28l-90-23z">
              <text:p/>
            </draw:path>
            <draw:path draw:style-name="gr3" draw:text-style-name="P1" draw:layer="layout" svg:width="0.288cm" svg:height="0.37cm" draw:transform="skewX (-0.126012771993967) rotate (-0.124791041518758) translate (6.80783290693143cm 12.01891890044cm)" svg:viewBox="0 0 289 371" svg:d="m223 316c-20 14-39 21-56 23-19 3-38 3-59-1-36-9-63-24-81-46s-27-47-27-74c0-15 2-29 9-41s17-20 28-25 25-8 39-9c11 0 27 0 48 2 43 5 76 6 97 4 0-8 0-13 0-15 0-23-5-41-16-52-13-15-33-26-60-32s-44-5-56 1-20 20-26 41l-55-19c5-22 13-39 25-50s26-20 46-22 45-2 71 5c28 7 50 14 67 25s29 21 37 33 13 24 16 41c2 9 3 26 3 51v73c0 52 1 86 3 100s7 28 13 42l-54-12c-7-14-10-26-12-43zm-2-123c-20 3-50 3-89 0-22-2-37-1-47 0s-15 6-20 13-9 14-9 23c0 15 6 29 17 41s27 22 47 27c21 5 39 4 56-2s28-15 36-30c6-11 9-28 9-53z">
              <text:p/>
            </draw:path>
            <draw:path draw:style-name="gr3" draw:text-style-name="P1" draw:layer="layout" svg:width="0.154cm" svg:height="0.453cm" draw:transform="skewX (-0.122696646415178) rotate (-0.123569311042362) translate (7.12926510342707cm 12.0164506785079cm)" svg:viewBox="0 0 155 454" svg:d="m149 403 6 51c-15 0-29-1-41-4-19-4-34-10-45-19-10-9-18-19-22-30s-7-34-7-68l-1-188-39-8v-43l39 8v-81l55-21v114l55 11v43l-55-11v191c0 16 1 27 3 31s5 10 9 13 10 7 18 8c7 1 14 2 25 3z">
              <text:p/>
            </draw:path>
            <draw:path draw:style-name="gr3" draw:text-style-name="P1" draw:layer="layout" svg:width="0.295cm" svg:height="0.347cm" draw:transform="skewX (-0.126187304919166) rotate (-0.125140107369157) translate (7.30907470726099cm 12.1913624056823cm)" svg:viewBox="0 0 296 348" svg:d="m0 144c0-60 16-101 49-124 27-19 60-25 99-17 44 9 79 31 107 65s41 78 41 130c0 42-6 73-18 95s-30 37-53 47c-24 9-50 11-77 5-44-9-81-31-108-65s-40-80-40-136zm54 11c0 42 9 76 27 100s40 39 67 44c26 5 49-1 68-19s26-47 26-90c0-41-9-73-27-97s-40-39-67-44c-27-5-49 0-67 18s-27 47-27 88z">
              <text:p/>
            </draw:path>
            <draw:path draw:style-name="gr3" draw:text-style-name="P1" draw:layer="layout" svg:width="0.264cm" svg:height="0.347cm" draw:transform="skewX (-0.125838239068767) rotate (-0.124791041518758) translate (7.64408483439882cm 12.2938229588778cm)" svg:viewBox="0 0 265 348" svg:d="m0 214 54 3c2 23 10 41 25 54s34 24 58 29c25 5 43 2 55-7s19-19 19-33c0-13-6-24-16-32-8-7-27-16-57-29-39-16-66-30-81-41s-28-22-36-37-12-30-12-46c0-14 3-27 10-38s15-21 28-26c8-5 19-9 33-10s31-2 47 1c25 5 48 12 66 22s34 24 43 37 15 32 19 54l-54-2c-2-18-9-32-20-43s-29-18-50-21c-25-4-43-4-53 3s-16 14-16 25c0 8 2 15 6 21 5 7 12 14 21 19 6 3 22 10 48 23 38 16 65 30 81 40s27 19 35 33 12 32 12 51c0 18-5 35-14 49s-26 25-46 30c-20 6-43 6-68 2-41-7-74-22-95-43s-36-52-42-88z">
              <text:p/>
            </draw:path>
            <draw:path draw:style-name="gr3" draw:text-style-name="P1" draw:layer="layout" svg:width="0.278cm" svg:height="0.458cm" draw:transform="skewX (-0.121474915938782) rotate (-0.122173047640766) translate (8.12261024609612cm 12.3283343060539cm)" svg:viewBox="0 0 279 459" svg:d="m228 452v-42c-19 31-49 42-90 36-26-4-48-14-70-31s-39-40-51-68-17-58-17-91c0-33 5-62 15-87s27-42 48-54 46-14 72-10c20 3 37 9 52 20s28 23 37 37v-162l55 7v452zm-224-195c0 41 9 74 27 98s37 36 61 40c25 4 46-4 63-22s24-45 24-86c0-45-8-79-25-102s-39-37-64-41c-25-4-44 4-61 21s-25 49-25 92z">
              <text:p/>
            </draw:path>
            <draw:path draw:style-name="gr3" draw:text-style-name="P1" draw:layer="layout" svg:width="0.296cm" svg:height="0.344cm" draw:transform="skewX (-0.124441975667172) rotate (-0.124791041518758) translate (8.4625708058518cm 12.5212333751542cm)" svg:viewBox="0 0 297 345" svg:d="m240 240 55 13c-9 34-25 58-48 73s-55 21-93 17c-47-6-84-25-112-57s-42-77-42-129c0-56 14-97 42-123s64-38 109-33c44 5 79 24 105 57s41 76 41 130c0 3 0 8 0 14l-241-27c2 35 13 64 31 85s40 34 67 38c20 3 38-1 52-11s26-25 34-47zm-181-111 181 21c-2-28-9-49-20-64-18-22-41-36-69-39-25-3-45 4-63 18s-27 35-29 64z">
              <text:p/>
            </draw:path>
            <draw:path draw:style-name="gr3" draw:text-style-name="P1" draw:layer="layout" svg:width="0.352cm" svg:height="0.468cm" draw:transform="skewX (-0.12514010736797) rotate (-0.125140107369157) translate (8.95663915978995cm 12.5032589610662cm)" svg:viewBox="0 0 353 469" svg:d="m147 464c0-133 0-265 0-398-48-4-98-7-147-12 0-18 0-36 0-54 118 11 235 21 353 29 0 17 0 35 0 53-49-3-98-7-147-11 0 133 0 265 0 398-21-1-39-3-59-5z">
              <text:p/>
            </draw:path>
            <draw:path draw:style-name="gr3" draw:text-style-name="P1" draw:layer="layout" svg:width="0.297cm" svg:height="0.341cm" draw:transform="skewX (-0.125489173218369) rotate (-0.124441975668359) translate (9.27754707220281cm 12.6990594451004cm)" svg:viewBox="0 0 298 342" svg:d="m240 235 56 10c-9 33-26 58-50 75s-54 24-92 22c-47-3-85-21-113-52s-41-74-41-127c0-55 14-97 42-125s65-41 109-38c44 3 79 20 106 51s41 73 41 127c0 3 0 8-1 15l-241-15c2 37 12 65 31 84s40 32 67 34c20 2 37-3 53-13s25-26 33-48zm-180-102 181 11c-2-27-9-47-21-62-17-22-40-34-69-36-25-2-46 6-63 22s-27 37-28 65z">
              <text:p/>
            </draw:path>
            <draw:path draw:style-name="gr3" draw:text-style-name="P1" draw:layer="layout" svg:width="0.157cm" svg:height="0.446cm" draw:transform="skewX (-0.120253185462387) rotate (-0.120427718388772) translate (9.60682082886191cm 12.6481040996865cm)" svg:viewBox="0 0 158 447" svg:d="m151 394 7 50c-15 2-29 3-41 3-20-1-36-5-46-12-11-7-20-16-25-26s-6-33-6-67v-188l-40-3v-42l40 2v-81l55-30v114l56 2v43l-56-2v191c0 16 1 27 3 31s5 8 10 11 11 5 19 5c6 0 14 0 24-1z">
              <text:p/>
            </draw:path>
            <draw:path draw:style-name="gr3" draw:text-style-name="P1" draw:layer="layout" svg:width="0.173cm" svg:height="0.332cm" draw:transform="skewX (-0.128805298797157) rotate (-0.127234502471549) translate (9.81032881945159cm 12.7897417109699cm)" svg:viewBox="0 0 174 333" svg:d="m0 331 1-328 48 1v51c13-23 24-38 35-45s22-11 35-10c18 2 37 7 55 19l-18 50c-13-7-26-11-40-11-12 0-22 3-32 10s-16 17-20 29c-6 19-9 41-9 65l-1 171z">
              <text:p/>
            </draw:path>
            <draw:path draw:style-name="gr3" draw:text-style-name="P1" draw:layer="layout" svg:width="0.054cm" svg:height="0.451cm" draw:transform="skewX (-0.129852496348354) rotate (-0.128979831723543) translate (10.0175073686675cm 12.7001475023341cm)" svg:viewBox="0 0 55 452" svg:d="m0 63c0-20 0-42 0-63 19 1 37 1 55 1 0 21 0 42 0 63-18 0-37 0-55-1zm0 388c0-109 0-218 0-327 18 1 37 1 55 1 0 109 0 218-1 327-18 0-36 0-54-1z">
              <text:p/>
            </draw:path>
            <draw:path draw:style-name="gr3" draw:text-style-name="P1" draw:layer="layout" svg:width="0.268cm" svg:height="0.341cm" draw:transform="skewX (-0.122522113489979) rotate (-0.123045712266763) translate (10.133056688635cm 12.8368258706887cm)" svg:viewBox="0 0 269 342" svg:d="m0 234 53-7c3 23 13 40 27 51s33 18 58 18c25 0 44-4 57-15s18-22 18-36c0-13-5-23-16-30-9-5-27-10-57-19-40-10-68-19-84-27s-28-19-36-32-12-28-12-44c0-15 4-28 10-41s16-22 27-30c9-5 20-11 36-15s30-7 47-7c26 0 48 5 67 12s34 18 43 30 16 30 19 50l-53 7c-4-17-11-29-22-38s-29-14-50-15c-25-2-43 4-54 12s-17 18-17 29c0 8 2 14 7 20 5 6 12 11 22 15 5 2 21 6 48 14 39 11 67 20 82 27s27 16 36 29 13 29 13 47c0 18-5 36-16 52s-26 30-46 39-43 12-69 11c-42 0-73-9-96-28s-36-44-42-79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21" draw:display-name="Transparency 21" draw:style="linear" draw:start="100%" draw:end="0%" draw:angle="517" draw:border="1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5T12:28:32.20</meta:creation-date>
    <dc:date>2014-02-04T13:06:43.58</dc:date>
    <dc:creator>Manuel Navarro Pérez</dc:creator>
    <meta:editing-duration>PT18M55S</meta:editing-duration>
    <meta:editing-cycles>1</meta:editing-cycles>
    <meta:generator>OpenOffice.org/3.3$Win32 OpenOffice.org_project/330m20$Build-9567</meta:generator>
    <meta:document-statistic meta:object-count="38"/>
  </office:meta>
</office:document-meta>
</file>